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RANA BENITEZ, RUTH ZAREL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ANA BENITEZ YSABEL HERMELIN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ANA BENITEZ, RUTH ZARE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482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1:40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